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1.I4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1.I4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2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2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3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3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4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0.88819in" svg:y="3.79958in" svg:width="6.17125in" svg:height="3.654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47639in" svg:y="3.73194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5" table:style-name="ce10">
            <text:p>35</text:p>
          </table:table-cell>
          <table:table-cell office:value-type="float" office:value="35" table:formula="of:=[.C3]-$$IT1H1" table:style-name="ce11">
            <text:p>35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3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50" table:style-name="ce15">
            <text:p>50</text:p>
          </table:table-cell>
          <table:table-cell office:value-type="float" office:value="50" table:formula="of:=[.C4]-$$IT1H2" table:style-name="ce16">
            <text:p>50</text:p>
          </table:table-cell>
          <table:table-cell office:value-type="float" office:value="50" table:formula="of:=[.D4]-$$IT2H2" table:style-name="ce17">
            <text:p>50</text:p>
          </table:table-cell>
          <table:table-cell office:value-type="float" office:value="50" table:formula="of:=[.E4]-$$IT3H2" table:style-name="ce16">
            <text:p>50</text:p>
          </table:table-cell>
          <table:table-cell office:value-type="float" office:value="50" table:formula="of:=[.F4]-$$IT4H2" table:style-name="ce18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60" table:style-name="ce15">
            <text:p>60</text:p>
          </table:table-cell>
          <table:table-cell office:value-type="float" office:value="60" table:formula="of:=[.C5]-$$IT1H3" table:style-name="ce16">
            <text:p>60</text:p>
          </table:table-cell>
          <table:table-cell office:value-type="float" office:value="60" table:formula="of:=[.D5]-$$IT2H3" table:style-name="ce17">
            <text:p>60</text:p>
          </table:table-cell>
          <table:table-cell office:value-type="float" office:value="60" table:formula="of:=[.E5]-$$IT3H3" table:style-name="ce16">
            <text:p>60</text:p>
          </table:table-cell>
          <table:table-cell office:value-type="float" office:value="60" table:formula="of:=[.F5]-$$IT4H3" table:style-name="ce18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40" table:style-name="ce15">
            <text:p>40</text:p>
          </table:table-cell>
          <table:table-cell office:value-type="float" office:value="-1" table:formula="of:=[.C6]-$$IT1H4" table:style-name="ce16">
            <text:p>-1</text:p>
          </table:table-cell>
          <table:table-cell office:value-type="float" office:value="-8" table:formula="of:=[.D6]-$$IT2H4" table:style-name="ce17">
            <text:p>-8</text:p>
          </table:table-cell>
          <table:table-cell office:value-type="float" office:value="-8" table:formula="of:=[.E6]-$$IT3H4" table:style-name="ce16">
            <text:p>-8</text:p>
          </table:table-cell>
          <table:table-cell office:value-type="float" office:value="-8" table:formula="of:=[.F6]-$$IT4H4" table:style-name="ce18">
            <text:p>-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8" table:style-name="ce15">
            <text:p>48</text:p>
          </table:table-cell>
          <table:table-cell office:value-type="float" office:value="48" table:formula="of:=[.C7]-$$IT1H5" table:style-name="ce16">
            <text:p>48</text:p>
          </table:table-cell>
          <table:table-cell office:value-type="float" office:value="48" table:formula="of:=[.D7]-$$IT2H5" table:style-name="ce17">
            <text:p>48</text:p>
          </table:table-cell>
          <table:table-cell office:value-type="float" office:value="48" table:formula="of:=[.E7]-$$IT3H5" table:style-name="ce16">
            <text:p>48</text:p>
          </table:table-cell>
          <table:table-cell office:value-type="float" office:value="48" table:formula="of:=[.F7]-$$IT4H5" table:style-name="ce18">
            <text:p>4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8]-$$IT1H6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40" table:formula="of:=[.D9]-$$IT2H7" table:style-name="ce17">
            <text:p>40</text:p>
          </table:table-cell>
          <table:table-cell office:value-type="float" office:value="40" table:formula="of:=[.E9]-$$IT3H7" table:style-name="ce16">
            <text:p>40</text:p>
          </table:table-cell>
          <table:table-cell office:value-type="float" office:value="40" table:formula="of:=[.F9]-$$IT4H7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8" table:style-name="ce15">
            <text:p>58</text:p>
          </table:table-cell>
          <table:table-cell office:value-type="float" office:value="58" table:formula="of:=[.C10]-$$IT1H8" table:style-name="ce16">
            <text:p>58</text:p>
          </table:table-cell>
          <table:table-cell office:value-type="float" office:value="58" table:formula="of:=[.D10]-$$IT2H8" table:style-name="ce17">
            <text:p>58</text:p>
          </table:table-cell>
          <table:table-cell office:value-type="float" office:value="58" table:formula="of:=[.E10]-$$IT3H8" table:style-name="ce16">
            <text:p>58</text:p>
          </table:table-cell>
          <table:table-cell office:value-type="float" office:value="58" table:formula="of:=[.F10]-$$IT4H8" table:style-name="ce18">
            <text:p>5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11]-$$IT1H9" table:style-name="ce16">
            <text:p>33</text:p>
          </table:table-cell>
          <table:table-cell office:value-type="float" office:value="33" table:formula="of:=[.D11]-$$IT2H9" table:style-name="ce17">
            <text:p>33</text:p>
          </table:table-cell>
          <table:table-cell office:value-type="float" office:value="33" table:formula="of:=[.E11]-$$IT3H9" table:style-name="ce16">
            <text:p>33</text:p>
          </table:table-cell>
          <table:table-cell office:value-type="float" office:value="33" table:formula="of:=[.F11]-$$IT4H9" table:style-name="ce18">
            <text:p>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55" table:style-name="ce15">
            <text:p>55</text:p>
          </table:table-cell>
          <table:table-cell office:value-type="float" office:value="55" table:formula="of:=[.C12]-$$IT1H10" table:style-name="ce16">
            <text:p>55</text:p>
          </table:table-cell>
          <table:table-cell office:value-type="float" office:value="55" table:formula="of:=[.D12]-$$IT2H10" table:style-name="ce17">
            <text:p>55</text:p>
          </table:table-cell>
          <table:table-cell office:value-type="float" office:value="55" table:formula="of:=[.E12]-$$IT3H10" table:style-name="ce16">
            <text:p>55</text:p>
          </table:table-cell>
          <table:table-cell office:value-type="float" office:value="55" table:formula="of:=[.F12]-$$IT4H10" table:style-name="ce18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30" table:style-name="ce15">
            <text:p>30</text:p>
          </table:table-cell>
          <table:table-cell office:value-type="float" office:value="12" table:formula="of:=[.C13]-$$IT1H11" table:style-name="ce16">
            <text:p>12</text:p>
          </table:table-cell>
          <table:table-cell office:value-type="float" office:value="8" table:formula="of:=[.D13]-$$IT2H11" table:style-name="ce17">
            <text:p>8</text:p>
          </table:table-cell>
          <table:table-cell office:value-type="float" office:value="8" table:formula="of:=[.E13]-$$IT3H11" table:style-name="ce16">
            <text:p>8</text:p>
          </table:table-cell>
          <table:table-cell office:value-type="float" office:value="8" table:formula="of:=[.F13]-$$IT4H11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4]-$$IT1H12" table:style-name="ce16">
            <text:p>45</text:p>
          </table:table-cell>
          <table:table-cell office:value-type="float" office:value="36" table:formula="of:=[.D14]-$$IT2H12" table:style-name="ce17">
            <text:p>36</text:p>
          </table:table-cell>
          <table:table-cell office:value-type="float" office:value="36" table:formula="of:=[.E14]-$$IT3H12" table:style-name="ce16">
            <text:p>36</text:p>
          </table:table-cell>
          <table:table-cell office:value-type="float" office:value="36" table:formula="of:=[.F14]-$$IT4H12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5]-$$IT1H13" table:style-name="ce16">
            <text:p>35</text:p>
          </table:table-cell>
          <table:table-cell office:value-type="float" office:value="35" table:formula="of:=[.D15]-$$IT2H13" table:style-name="ce17">
            <text:p>35</text:p>
          </table:table-cell>
          <table:table-cell office:value-type="float" office:value="35" table:formula="of:=[.E15]-$$IT3H13" table:style-name="ce16">
            <text:p>35</text:p>
          </table:table-cell>
          <table:table-cell office:value-type="float" office:value="35" table:formula="of:=[.F15]-$$IT4H12" table:style-name="ce18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6]-$$IT1H13" table:style-name="ce16">
            <text:p>45</text:p>
          </table:table-cell>
          <table:table-cell office:value-type="float" office:value="45" table:formula="of:=[.D16]-$$IT2H13" table:style-name="ce17">
            <text:p>45</text:p>
          </table:table-cell>
          <table:table-cell office:value-type="float" office:value="45" table:formula="of:=[.E16]-$$IT3H13" table:style-name="ce16">
            <text:p>45</text:p>
          </table:table-cell>
          <table:table-cell office:value-type="float" office:value="45" table:formula="of:=[.F16]-$$IT4H12" table:style-name="ce18">
            <text:p>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5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7]-$$IT1H13" table:style-name="ce21">
            <text:p>20</text:p>
          </table:table-cell>
          <table:table-cell office:value-type="float" office:value="20" table:formula="of:=[.D17]-$$IT2H13" table:style-name="ce22">
            <text:p>20</text:p>
          </table:table-cell>
          <table:table-cell office:value-type="float" office:value="20" table:formula="of:=[.E17]-$$IT3H13" table:style-name="ce21">
            <text:p>20</text:p>
          </table:table-cell>
          <table:table-cell office:value-type="float" office:value="20" table:formula="of:=[.F17]-$$IT4H13" table:style-name="ce23">
            <text:p>20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24" table:formula="of:=SUM([.C3:.C17])" table:style-name="ce1">
            <text:p>624</text:p>
          </table:table-cell>
          <table:table-cell office:value-type="float" office:value="565" table:formula="of:=SUM([.D3:.D17])" table:style-name="ce1">
            <text:p>565</text:p>
          </table:table-cell>
          <table:table-cell office:value-type="float" office:value="510" table:formula="of:=SUM([.E3:.E17])" table:style-name="ce1">
            <text:p>510</text:p>
          </table:table-cell>
          <table:table-cell office:value-type="float" office:value="510" table:formula="of:=SUM([.F3:.F17])" table:style-name="ce1">
            <text:p>510</text:p>
          </table:table-cell>
          <table:table-cell office:value-type="float" office:value="510" table:formula="of:=SUM([.G3:.G17])" table:style-name="ce1">
            <text:p>510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2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2-27T00:00:00" table:style-name="ce53">
            <text:p>27-02-19</text:p>
          </table:table-cell>
          <table:table-cell office:value-type="float" office:value="0" table:style-name="ce54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54" table:formula="of:=[.L4]+[.N4]" table:style-name="ce24">
            <text:p>54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1T00:00:00" table:style-name="ce53">
            <text:p>01-03-19</text:p>
          </table:table-cell>
          <table:table-cell office:value-type="float" office:value="1" table:style-name="ce54">
            <text:p>1</text:p>
          </table:table-cell>
          <table:table-cell office:value-type="float" office:value="30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4">
            <text:p>15</text:p>
          </table:table-cell>
          <table:table-cell office:value-type="float" office:value="40" table:formula="of:=[.K5]+[.M5]" table:style-name="ce24">
            <text:p>40</text:p>
          </table:table-cell>
          <table:table-cell office:value-type="float" office:value="40" table:formula="of:=[.L5]+[.N5]" table:style-name="ce24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4-04T00:00:00" table:style-name="ce53">
            <text:p>04-04-19</text:p>
          </table:table-cell>
          <table:table-cell office:value-type="float" office:value="2" table:style-name="ce54">
            <text:p>2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35" table:formula="of:=[.K6]+[.M6]" table:style-name="ce24">
            <text:p>35</text:p>
          </table:table-cell>
          <table:table-cell office:value-type="float" office:value="30" table:formula="of:=[.L6]+[.N6]" table:style-name="ce24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6T00:00:00" table:style-name="ce53">
            <text:p>06-03-19</text:p>
          </table:table-cell>
          <table:table-cell office:value-type="float" office:value="3" table:style-name="ce54">
            <text:p>3</text:p>
          </table:table-cell>
          <table:table-cell office:value-type="float" office:value="15" table:style-name="ce31">
            <text:p>1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5" table:formula="of:=[.K7]+[.M7]" table:style-name="ce24">
            <text:p>15</text:p>
          </table:table-cell>
          <table:table-cell office:value-type="float" office:value="25" table:formula="of:=[.L7]+[.N7]" table:style-name="ce24">
            <text:p>25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7T00:00:00" table:style-name="ce53">
            <text:p>07-03-19</text:p>
          </table:table-cell>
          <table:table-cell office:value-type="float" office:value="4" table:style-name="ce54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12" table:formula="of:=[.L8]+[.N8]" table:style-name="ce24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11T00:00:00" table:style-name="ce53">
            <text:p>11-03-19</text:p>
          </table:table-cell>
          <table:table-cell office:value-type="float" office:value="5" table:style-name="ce54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9]+[.M9]" table:style-name="ce24">
            <text:p>0</text:p>
          </table:table-cell>
          <table:table-cell office:value-type="float" office:value="5" table:formula="of:=[.L9]+[.N9]" table:style-name="ce24">
            <text:p>5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53">
            <text:p>12-03-18</text:p>
          </table:table-cell>
          <table:table-cell office:value-type="float" office:value="6" table:style-name="ce54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0" table:formula="of:=[.L10]+[.N10]" table:style-name="ce24">
            <text:p>0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3">
            <text:p>13-03-18</text:p>
          </table:table-cell>
          <table:table-cell office:value-type="float" office:value="7" table:style-name="ce54">
            <text:p>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number-rows-repeated="3"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2" table:style-name="ce37">
            <text:p>22</text:p>
          </table:table-cell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Wassil</text:p>
          </table:table-cell>
          <table:table-cell office:value-type="string" table:style-name="ce36">
            <text:p>Mounir</text:p>
          </table:table-cell>
          <table:table-cell office:value-type="float" office:value="15" table:style-name="ce37">
            <text:p>15</text:p>
          </table:table-cell>
          <table:table-cell office:value-type="float" office:value="17" table:style-name="ce37">
            <text:p>1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36">
            <text:p>Tanvir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1" table:formula="of:=SUM([.F35:.F37])" table:style-name="ce38">
            <text:p>41</text:p>
          </table:table-cell>
          <table:table-cell office:value-type="float" office:value="40" table:formula="of:=SUM([.G35:.G37])" table:style-name="ce38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anvir</text:p>
          </table:table-cell>
          <table:table-cell office:value-type="string" table:style-name="ce28">
            <text:p>Imad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6" table:style-name="ce29">
            <text:p>16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/</text:p>
          </table:table-cell>
          <table:table-cell table:number-columns-repeated="2" table:style-name="ce28"/>
          <table:table-cell office:value-type="float" office:value="11" table:style-name="ce29">
            <text:p>11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5" table:style-name="ce28"/>
          <table:table-cell table:number-columns-repeated="16377"/>
        </table:table-row>
        <table:table-row table:number-rows-repeated="3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8" table:formula="of:=SUM([.F97:.F103])" table:style-name="ce33">
            <text:p>18</text:p>
          </table:table-cell>
          <table:table-cell office:value-type="float" office:value="30" table:formula="of:=SUM([.G97:.G103])" table:style-name="ce33">
            <text:p>3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1">
          <table:table-cell table:number-columns-repeated="2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</text:p>
          </table:table-cell>
          <table:covered-table-cell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5">
            <text:p>Histoire 12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8" table:style-name="ce29">
            <text:p>8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4T00:00:00" table:style-name="ce55">
            <text:p>14-03-18</text:p>
          </table:table-cell>
          <table:table-cell office:value-type="float" office:value="0" table:style-name="ce56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0" table:formula="of:=[.$G$38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4" table:formula="of:=[.$G$103]*(1-1/[.$I$12]*[.J4])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0" table:formula="of:=[.$G$110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59" table:formula="of:=[.K4]+[.M4]+[.O4]+[.Q4]" table:style-name="ce24">
            <text:p>59</text:p>
          </table:table-cell>
          <table:table-cell office:value-type="float" office:value="59" table:formula="of:=[.L4]+[.N4]+[.P4]+[.R4]" table:style-name="ce24">
            <text:p>59</text:p>
          </table:table-cell>
          <table:table-cell table:number-columns-repeated="16364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Tanvir</text:p>
          </table:table-cell>
          <table:table-cell office:value-type="float" office:value="12" table:style-name="ce29">
            <text:p>12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18T00:00:00" table:style-name="ce55">
            <text:p>18-03-18</text:p>
          </table:table-cell>
          <table:table-cell office:value-type="float" office:value="1" table:style-name="ce56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8.571428571428573" table:formula="of:=[.$G$38]*(1-1/[.$I$12]*[.J5])" table:style-name="ce24">
            <text:p>8,571428571</text:p>
          </table:table-cell>
          <table:table-cell office:value-type="float" office:value="7" table:style-name="ce24">
            <text:p>7</text:p>
          </table:table-cell>
          <table:table-cell office:value-type="float" office:value="3.4285714285714288" table:formula="of:=[.$G$103]*(1-1/[.$I$12]*[.J5])" table:style-name="ce24">
            <text:p>3,428571429</text:p>
          </table:table-cell>
          <table:table-cell office:value-type="float" office:value="0" table:style-name="ce24">
            <text:p>0</text:p>
          </table:table-cell>
          <table:table-cell office:value-type="float" office:value="8.571428571428573" table:formula="of:=[.$G$110]*(1-1/[.$I$12]*[.J5])" table:style-name="ce24">
            <text:p>8,571428571</text:p>
          </table:table-cell>
          <table:table-cell office:value-type="float" office:value="10" table:style-name="ce24">
            <text:p>10</text:p>
          </table:table-cell>
          <table:table-cell office:value-type="float" office:value="50.571428571428584" table:formula="of:=[.K5]+[.M5]+[.O5]+[.Q5]" table:style-name="ce24">
            <text:p>50,57142857</text:p>
          </table:table-cell>
          <table:table-cell office:value-type="float" office:value="42" table:formula="of:=[.L5]+[.N5]+[.P5]+[.R5]" table:style-name="ce24">
            <text:p>4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28">
            <text:p>Wassim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20T00:00:00" table:style-name="ce55">
            <text:p>20-03-18</text:p>
          </table:table-cell>
          <table:table-cell office:value-type="float" office:value="2" table:style-name="ce56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7.1428571428571432" table:formula="of:=[.$G$38]*(1-1/[.$I$12]*[.J6])" table:style-name="ce24">
            <text:p>7,142857143</text:p>
          </table:table-cell>
          <table:table-cell office:value-type="float" office:value="4" table:style-name="ce24">
            <text:p>4</text:p>
          </table:table-cell>
          <table:table-cell office:value-type="float" office:value="2.8571428571428572" table:formula="of:=[.$G$103]*(1-1/[.$I$12]*[.J6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7.1428571428571432" table:formula="of:=[.$G$110]*(1-1/[.$I$12]*[.J6])" table:style-name="ce24">
            <text:p>7,142857143</text:p>
          </table:table-cell>
          <table:table-cell office:value-type="float" office:value="8" table:style-name="ce24">
            <text:p>8</text:p>
          </table:table-cell>
          <table:table-cell office:value-type="float" office:value="42.142857142857146" table:formula="of:=[.K6]+[.M6]+[.O6]+[.Q6]" table:style-name="ce24">
            <text:p>42,14285714</text:p>
          </table:table-cell>
          <table:table-cell office:value-type="float" office:value="37" table:formula="of:=[.L6]+[.N6]+[.P6]+[.R6]" table:style-name="ce24">
            <text:p>37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Mustapha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22T00:00:00" table:style-name="ce55">
            <text:p>22-03-18</text:p>
          </table:table-cell>
          <table:table-cell office:value-type="float" office:value="3" table:style-name="ce56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5.7142857142857135" table:formula="of:=[.$G$38]*(1-1/[.$I$12]*[.J7])" table:style-name="ce24">
            <text:p>5,714285714</text:p>
          </table:table-cell>
          <table:table-cell office:value-type="float" office:value="0" table:style-name="ce24">
            <text:p>0</text:p>
          </table:table-cell>
          <table:table-cell office:value-type="float" office:value="2.2857142857142856" table:formula="of:=[.$G$103]*(1-1/[.$I$12]*[.J7])" table:style-name="ce24">
            <text:p>2,285714286</text:p>
          </table:table-cell>
          <table:table-cell office:value-type="float" office:value="0" table:style-name="ce24">
            <text:p>0</text:p>
          </table:table-cell>
          <table:table-cell office:value-type="float" office:value="5.7142857142857135" table:formula="of:=[.$G$110]*(1-1/[.$I$12]*[.J7])" table:style-name="ce24">
            <text:p>5,714285714</text:p>
          </table:table-cell>
          <table:table-cell office:value-type="float" office:value="6" table:style-name="ce24">
            <text:p>6</text:p>
          </table:table-cell>
          <table:table-cell office:value-type="float" office:value="33.714285714285715" table:formula="of:=[.K7]+[.M7]+[.O7]+[.Q7]" table:style-name="ce24">
            <text:p>33,71428571</text:p>
          </table:table-cell>
          <table:table-cell office:value-type="float" office:value="26" table:formula="of:=[.L7]+[.N7]+[.P7]+[.R7]" table:style-name="ce24">
            <text:p>26</text:p>
          </table:table-cell>
          <table:table-cell table:number-columns-repeated="16364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3T00:00:00" table:style-name="ce55">
            <text:p>23-03-18</text:p>
          </table:table-cell>
          <table:table-cell office:value-type="float" office:value="4" table:style-name="ce56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4.2857142857142865" table:formula="of:=[.$G$38]*(1-1/[.$I$12]*[.J8])" table:style-name="ce24">
            <text:p>4,285714286</text:p>
          </table:table-cell>
          <table:table-cell office:value-type="float" office:value="0" table:style-name="ce24">
            <text:p>0</text:p>
          </table:table-cell>
          <table:table-cell office:value-type="float" office:value="1.7142857142857144" table:formula="of:=[.$G$103]*(1-1/[.$I$12]*[.J8])" table:style-name="ce24">
            <text:p>1,714285714</text:p>
          </table:table-cell>
          <table:table-cell office:value-type="float" office:value="0" table:style-name="ce24">
            <text:p>0</text:p>
          </table:table-cell>
          <table:table-cell office:value-type="float" office:value="4.2857142857142865" table:formula="of:=[.$G$110]*(1-1/[.$I$12]*[.J8])" table:style-name="ce24">
            <text:p>4,285714286</text:p>
          </table:table-cell>
          <table:table-cell office:value-type="float" office:value="3" table:style-name="ce24">
            <text:p>3</text:p>
          </table:table-cell>
          <table:table-cell office:value-type="float" office:value="25.285714285714292" table:formula="of:=[.K8]+[.M8]+[.O8]+[.Q8]" table:style-name="ce24">
            <text:p>25,28571429</text:p>
          </table:table-cell>
          <table:table-cell office:value-type="float" office:value="19" table:formula="of:=[.L8]+[.N8]+[.P8]+[.R8]" table:style-name="ce24">
            <text:p>19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5T00:00:00" table:style-name="ce55">
            <text:p>25-03-18</text:p>
          </table:table-cell>
          <table:table-cell office:value-type="float" office:value="5" table:style-name="ce56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2.8571428571428581" table:formula="of:=[.$G$38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.1428571428571432" table:formula="of:=[.$G$103]*(1-1/[.$I$12]*[.J9])" table:style-name="ce24">
            <text:p>1,142857143</text:p>
          </table:table-cell>
          <table:table-cell office:value-type="float" office:value="0" table:style-name="ce24">
            <text:p>0</text:p>
          </table:table-cell>
          <table:table-cell office:value-type="float" office:value="2.8571428571428581" table:formula="of:=[.$G$110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6.857142857142861" table:formula="of:=[.K9]+[.M9]+[.O9]+[.Q9]" table:style-name="ce24">
            <text:p>16,85714286</text:p>
          </table:table-cell>
          <table:table-cell office:value-type="float" office:value="12" table:formula="of:=[.L9]+[.N9]+[.P9]+[.R9]" table:style-name="ce24">
            <text:p>1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8T00:00:00" table:style-name="ce55">
            <text:p>28-03-18</text:p>
          </table:table-cell>
          <table:table-cell office:value-type="float" office:value="6" table:style-name="ce56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1.428571428571429" table:formula="of:=[.$G$38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0.57142857142857162" table:formula="of:=[.$G$103]*(1-1/[.$I$12]*[.J10])" table:style-name="ce24">
            <text:p>0,571428571</text:p>
          </table:table-cell>
          <table:table-cell office:value-type="float" office:value="0" table:style-name="ce24">
            <text:p>0</text:p>
          </table:table-cell>
          <table:table-cell office:value-type="float" office:value="1.428571428571429" table:formula="of:=[.$G$110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8.4285714285714306" table:formula="of:=[.K10]+[.M10]+[.O10]+[.Q10]" table:style-name="ce24">
            <text:p>8,428571429</text:p>
          </table:table-cell>
          <table:table-cell office:value-type="float" office:value="8" table:formula="of:=[.L10]+[.N10]+[.P10]+[.R10]" table:style-name="ce24">
            <text:p>8</text:p>
          </table:table-cell>
          <table:table-cell table:number-columns-repeated="16364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5" table:formula="of:=SUM([.F4:.F10])" table:style-name="ce33">
            <text:p>35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38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03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10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+[.O11]+[.Q11]" table:style-name="ce24">
            <text:p>0</text:p>
          </table:table-cell>
          <table:table-cell office:value-type="float" office:value="0" table:formula="of:=[.L11]+[.N11]+[.P11]+[.R11]" table:style-name="ce24">
            <text:p>0</text:p>
          </table:table-cell>
          <table:table-cell table:number-columns-repeated="16364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2" table:style-name="ce29">
            <text:p>1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42" table:formula="of:=SUM([.G24:.G30])" table:style-name="ce33">
            <text:p>4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Mustapha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7" table:formula="of:=SUM([.F35:.F37])" table:style-name="ce38">
            <text:p>7</text:p>
          </table:table-cell>
          <table:table-cell office:value-type="float" office:value="10" table:formula="of:=SUM([.G35:.G37])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45" table:formula="of:=SUM([.G42:.G48])" table:style-name="ce33">
            <text:p>4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30" table:formula="of:=SUM([.G53:.G55])" table:style-name="ce38">
            <text:p>3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40" table:formula="of:=SUM([.G60:.G66])" table:style-name="ce33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60" table:formula="of:=SUM([.G71:.G73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50" table:formula="of:=SUM([.G78:.G84])" table:style-name="ce33">
            <text:p>5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5" table:style-name="ce37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60" table:formula="of:=SUM([.G89:.G91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number-rows-repeated="6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" table:formula="of:=SUM([.F96:.F102])" table:style-name="ce33">
            <text:p>4</text:p>
          </table:table-cell>
          <table:table-cell office:value-type="float" office:value="4" table:formula="of:=SUM([.G96:.G102])" table:style-name="ce33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Mounir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text:s/>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Wassil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9" table:formula="of:=SUM([.F107:.F109])" table:style-name="ce38">
            <text:p>9</text:p>
          </table:table-cell>
          <table:table-cell office:value-type="float" office:value="10" table:formula="of:=SUM([.G107:.G109])" table:style-name="ce38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40" table:formula="of:=SUM([.G114:.G120])" table:style-name="ce33">
            <text:p>4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5:.F131])" table:style-name="ce33">
            <text:p>0</text:p>
          </table:table-cell>
          <table:table-cell office:value-type="float" office:value="55" table:formula="of:=SUM([.G125:.G131])" table:style-name="ce33">
            <text:p>5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6:.F138])" table:style-name="ce38">
            <text:p>0</text:p>
          </table:table-cell>
          <table:table-cell office:value-type="float" office:value="15" table:formula="of:=SUM([.G136:.G138])" table:style-name="ce38">
            <text:p>15</text:p>
          </table:table-cell>
          <table:table-cell table:number-columns-repeated="16377"/>
        </table:table-row>
        <table:table-row table:number-rows-repeated="104843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0" table:formula="of:=[.$G$11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0" table:formula="of:=[.$G$11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0" table:formula="of:=[.$G$11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0" table:formula="of:=[.$G$11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0" table:formula="of:=[.$G$11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0" table:formula="of:=[.$G$11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0" table:formula="of:=[.$G$11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0" table:formula="of:=SUM([.G71:.G73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2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0" table:formula="of:=[.$G$11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0" table:formula="of:=[.$G$11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0" table:formula="of:=[.$G$11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0" table:formula="of:=[.$G$11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0" table:formula="of:=[.$G$11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0" table:formula="of:=[.$G$11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0" table:formula="of:=[.$G$11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0" table:formula="of:=SUM([.G71:.G73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saver cortex</dc:creator>
    <meta:creation-date>2018-01-29T13:27:33Z</meta:creation-date>
    <dc:date>2019-03-31T11:54:29Z</dc:date>
    <meta:editing-cycles>9</meta:editing-cycles>
    <meta:editing-duration>PT73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63.1103149606299pt" svg:width="444.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696062992126pt" svg:width="316.59976377952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S$3" chart:values-cell-range-address="IT2.$S$4:.$S$11" chart:class="chart:line" chart:attached-axis="primary-y" chart:style-name="G0S0">
            <chart:data-point chart:repeated="8"/>
          </chart:series>
          <chart:series chart:label-cell-address="IT2.$T$3" chart:values-cell-range-address="IT2.$T$4:.$T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